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53.184cm" style:use-optimal-column-width="false"/>
    </style:style>
    <style:style style:name="co2" style:family="table-column">
      <style:table-column-properties style:column-width="56.705cm" style:use-optimal-column-width="false"/>
    </style:style>
    <style:style style:name="ro1" style:family="table-row">
      <style:table-row-properties style:row-height="20.889cm" style:use-optimal-row-height="false"/>
    </style:style>
    <style:style style:name="ro2" style:family="table-row">
      <style:table-row-properties style:row-height="39.779cm" style:use-optimal-row-height="false"/>
    </style:style>
    <style:style style:name="ce1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9.888cm" svg:height="100.446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پایا غازی حسین نے، تسبیحوں میں وفا وفا کہ کے<text:line-break/>چہرہ غازی کا چومتی ہیں، عالیہ بھی خدا خدا کہہ کے<text:span text:style-name="T1"><text:line-break/></text:span><text:span text:style-name="T1"/></text:p>
              </table:table-cell>
              <table:covered-table-cell table:style-name="ce2"/>
            </table:table-row>
            <table:table-row table:style-name="ro2" table:default-cell-style-name="ce1">
              <table:table-cell>
                <text:p text:style-name="P1">سب کو مشکل سے جو بچاتا ہے<text:line-break/>خود خدا کے جو کام آتا ہے<text:line-break/>لوری دیتا ہے وہ علی<text:line-break/>تمہیں مشکل کشا کشا کہہ کے<text:span text:style-name="T1"><text:line-break/></text:span><text:span text:style-name="T1"/></text:p>
              </table:table-cell>
              <table:table-cell>
                <text:p text:style-name="P1">تیرے لب پر میری گواہی ہے<text:line-break/>کیا تبعیت میں تو الہی ہے<text:line-break/>بن کے زہرا بلاؤں گی<text:line-break/>تمہیں غازی ردا ردا کہہ کے<text:span text:style-name="T1"><text:line-break/></text:span><text:span text:style-name="T1"/></text:p>
              </table:table-cell>
            </table:table-row>
            <table:table-row table:style-name="ro2" table:default-cell-style-name="ce1">
              <table:table-cell>
                <text:p text:style-name="P1">کربلا اب کے مجھے جانا ہے<text:line-break/>تیرے روزے پہ سر جھکانا ہے<text:line-break/>روز ماؔہین مانگتی ہے دعا<text:line-break/>مجھ کو غازی بلا بلا کہہ کے<text:span text:style-name="T1"><text:line-break/></text:span><text:span text:style-name="T1"/></text:p>
              </table:table-cell>
              <table:table-cell>
                <text:p text:style-name="P1">چار شعبان کی گھڑی آئی<text:line-break/>بولو زینب کے اے میرے بھائی<text:line-break/>رب سے مانگا تھا ماں نے تجھے<text:line-break/>رب نے بھیجا تھا عطا عطا کہہ کے<text:span text:style-name="T1"><text:line-break/></text:span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09.88cm" fo:page-height="100.45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7T20:08:59.435064800</meta:creation-date>
    <dc:date>2026-01-27T20:13:12.545974200</dc:date>
    <meta:editing-duration>PT4M13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